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399cm" svg:x="1cm" svg:y="1.2cm" svg:viewBox="0 0 2199 1400" draw:points="0,1400 2199,1400 2199,0 0,0">
          <text:p/>
        </draw:polygon>
        <draw:path draw:style-name="gr2" draw:layer="layout" svg:width="0.297cm" svg:height="0.299cm" svg:x="1.2cm" svg:y="1.5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2cm" svg:y="1.5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044cm" svg:y1="2.144cm" svg:x2="2.779cm" svg:y2="1.568cm">
          <text:p/>
        </draw:line>
        <draw:polygon draw:style-name="gr3" draw:layer="layout" svg:width="0.901cm" svg:height="0.806cm" svg:x="2.044cm" svg:y="1.568cm" svg:viewBox="0 0 902 807" draw:points="188,807 902,246 735,0 0,576">
          <text:p/>
        </draw:polygon>
        <draw:polygon draw:style-name="gr1" draw:layer="layout" svg:width="0.901cm" svg:height="0.806cm" svg:x="2.044cm" svg:y="1.568cm" svg:viewBox="0 0 902 807" draw:points="188,807 902,246 735,0 0,576">
          <text:p/>
        </draw:polygon>
        <draw:frame draw:style-name="gr4" draw:layer="layout" svg:width="1.2cm" svg:height="0.601cm" svg:x="0.9cm" svg:y="1.1cm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svg:x="2.15cm" svg:y="1.1cm">
          <draw:text-box>
            <text:p text:style-name="P1"><text:span text:style-name="T1">ОТКЛ. </text:span></text:p>
          </draw:text-box>
        </draw:frame>
        <draw:path draw:style-name="gr2" draw:layer="layout" svg:width="0.297cm" svg:height="0.299cm" svg:x="2cm" svg:y="2.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cm" svg:y="2.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72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72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8:03.156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10:08:12.875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08:03.078000000"/>
  </office:meta>
</office:document-meta>
</file>